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office:automatic-styles>
  <office:body>
    <office:text>
      <text:h text:style-name="Heading_20_1" text:outline-level="1">NA17 - Fiche : CONCEPTION DE DONNEES RELATIONELLES</text:h>
      <text:h text:style-name="Heading_20_2" text:outline-level="2">L'héritage</text:h>
      <text:p text:style-name="First_20_paragraph"><text:span text:style-name="T1">héritage</text:span><text:span text:style-name="T2"> </text:span><text:span text:style-name="T3">:</text:span> transmission des propriété d'une classe à l'autre, permet de factoriser les classes. N'a pas de verbe associé à l'association, oralement on peut dire "est un"</text:p>
      <text:p text:style-name="Text_20_body"><text:span text:style-name="T4">classe</text:span><text:span text:style-name="T5"> </text:span><text:span text:style-name="T6">abstraite</text:span> classe non instanciable, n'a de sens que si une autre classe en hérite. Elle correspond à un groupe général de classes (<text:span text:style-name="T7">ex</text:span><text:span text:style-name="T8"> </text:span><text:span text:style-name="T9">:</text:span><text:span text:style-name="T10"> </text:span><text:span text:style-name="T11">mamifères</text:span>)</text:p>
      <text:p text:style-name="Text_20_body"><text:span text:style-name="T12">héritage</text:span><text:span text:style-name="T13"> </text:span><text:span text:style-name="T14">complet</text:span><text:span text:style-name="T15"> </text:span><text:span text:style-name="T16">:</text:span> les classes filles n'ont aucunes caractéristiques qui leurs sont propres. Elles ont les même attributs</text:p>
      <text:p text:style-name="Text_20_body"><text:span text:style-name="T17">héritage</text:span><text:span text:style-name="T18"> </text:span><text:span text:style-name="T19">presque</text:span><text:span text:style-name="T20"> </text:span><text:span text:style-name="T21">complet</text:span><text:span text:style-name="T22"> </text:span><text:span text:style-name="T23">:</text:span> les classes filles ont le même nombre d'attributs et aucune autre association leur est lié.</text:p>
      <text:p text:style-name="Text_20_body"><text:span text:style-name="T24">héritage</text:span><text:span text:style-name="T25"> </text:span><text:span text:style-name="T26">exclusif</text:span><text:span text:style-name="T27"> </text:span><text:span text:style-name="T28">:</text:span> l'objet instancié appartiet à une seule des classes hérités.</text:p>
      <text:p text:style-name="Text_20_body"><text:span text:style-name="T29">héritage</text:span><text:span text:style-name="T30"> </text:span><text:span text:style-name="T31">non</text:span><text:span text:style-name="T32"> </text:span><text:span text:style-name="T33">exclusif</text:span><text:span text:style-name="T34"> </text:span><text:span text:style-name="T35">:</text:span> un objet peut appartenir aux 2 clases héritées.</text:p>
      <text:p text:style-name="Text_20_body"><text:span text:style-name="T36">héritage</text:span><text:span text:style-name="T37"> </text:span><text:span text:style-name="T38">multiple</text:span><text:span text:style-name="T39"> </text:span><text:span text:style-name="T40">:</text:span> une classe fille peut ériter de plusieurs de plusieurs classes mères ATTENTION : toujours justifier l'utilisation de l'héritage multiple</text:p>
      <text:p text:style-name="Text_20_body">On peut transformer un héritage en associations : 1:1 --- 0:1 ou 1:1 --- 1:1</text:p>
      <text:h text:style-name="Heading_20_2" text:outline-level="2">Transformation de l'héritage en relationel</text:h>
      <text:p text:style-name="First_20_paragraph"><text:span text:style-name="T41">Transformation</text:span><text:span text:style-name="T42"> </text:span><text:span text:style-name="T43">de</text:span><text:span text:style-name="T44"> </text:span><text:span text:style-name="T45">l'héritage</text:span> - référence entre la classe mère et la classe fille <text:span text:style-name="T46">Classe1(#a,b),</text:span><text:span text:style-name="T47"> </text:span><text:span text:style-name="T48">Classe2(#a=&gt;Classe1,c,d)</text:span><text:span text:style-name="T49"> </text:span><text:span text:style-name="T50">avec</text:span><text:span text:style-name="T51"> </text:span><text:span text:style-name="T52">c</text:span><text:span text:style-name="T53"> </text:span><text:span text:style-name="T54">KEY,</text:span><text:span text:style-name="T55"> </text:span><text:span text:style-name="T56">Classe3(#a=&gt;Classe1,e,f)</text:span><text:span text:style-name="T57"> </text:span><text:span text:style-name="T58">avec</text:span><text:span text:style-name="T59"> </text:span><text:span text:style-name="T60">e</text:span><text:span text:style-name="T61"> </text:span><text:span text:style-name="T62">KEY</text:span> - héritage par les classes filles <text:span text:style-name="T63">Classe2(#a,b,c,d)</text:span><text:span text:style-name="T64"> </text:span><text:span text:style-name="T65">avec</text:span><text:span text:style-name="T66"> </text:span><text:span text:style-name="T67">c</text:span><text:span text:style-name="T68"> </text:span><text:span text:style-name="T69">KEY,</text:span><text:span text:style-name="T70"> </text:span><text:span text:style-name="T71">Classe3(#a,b,e,f)</text:span><text:span text:style-name="T72"> </text:span><text:span text:style-name="T73">avec</text:span><text:span text:style-name="T74"> </text:span><text:span text:style-name="T75">e</text:span><text:span text:style-name="T76"> </text:span><text:span text:style-name="T77">KEY</text:span> - héritage par la classe mère <text:span text:style-name="T78">Classe1(#a,b,c,d,e,f,t:{1,2,3})</text:span><text:span text:style-name="T79"> </text:span><text:span text:style-name="T80">avec</text:span><text:span text:style-name="T81"> </text:span><text:span text:style-name="T82">c</text:span><text:span text:style-name="T83"> </text:span><text:span text:style-name="T84">UNIQUE</text:span><text:span text:style-name="T85"> </text:span><text:span text:style-name="T86">et</text:span><text:span text:style-name="T87"> </text:span><text:span text:style-name="T88">e</text:span><text:span text:style-name="T89"> </text:span><text:span text:style-name="T90">UNIQUE</text:span> </text:p>
      <text:p text:style-name="Text_20_body"><text:span text:style-name="T91">Comment</text:span><text:span text:style-name="T92"> </text:span><text:span text:style-name="T93">choisir</text:span><text:span text:style-name="T94"> </text:span><text:span text:style-name="T95">le</text:span><text:span text:style-name="T96"> </text:span><text:span text:style-name="T97">type</text:span><text:span text:style-name="T98"> </text:span><text:span text:style-name="T99">de</text:span><text:span text:style-name="T100"> </text:span><text:span text:style-name="T101">transformation</text:span><text:span text:style-name="T102"> </text:span><text:span text:style-name="T103">de</text:span><text:span text:style-name="T104"> </text:span><text:span text:style-name="T105">l'héritage</text:span></text:p>
      <text:p text:style-name="Text_20_body">Si <text:span text:style-name="T106">l'héritage</text:span><text:span text:style-name="T107"> </text:span><text:span text:style-name="T108">est</text:span><text:span text:style-name="T109"> </text:span><text:span text:style-name="T110">complet</text:span> : transformation par la classe mère - Si la classe mère est abstraite : Classe1(#a,b,t:{2,3}) - Si la classe mère n'est pas abstraite : Classe1(#a,b,t:{1,2,3}) Si <text:span text:style-name="T111">l'héritage</text:span><text:span text:style-name="T112"> </text:span><text:span text:style-name="T113">est</text:span><text:span text:style-name="T114"> </text:span><text:span text:style-name="T115">non</text:span><text:span text:style-name="T116"> </text:span><text:span text:style-name="T117">compet,</text:span><text:span text:style-name="T118"> </text:span><text:span text:style-name="T119">que</text:span><text:span text:style-name="T120"> </text:span><text:span text:style-name="T121">la</text:span><text:span text:style-name="T122"> </text:span><text:span text:style-name="T123">classe</text:span><text:span text:style-name="T124"> </text:span><text:span text:style-name="T125">mère</text:span><text:span text:style-name="T126"> </text:span><text:span text:style-name="T127">est</text:span><text:span text:style-name="T128"> </text:span><text:span text:style-name="T129">abstraite</text:span> et sans associations, héritage par les classes filles : Classe2(#a,b,c,d) avec c KEY Classe3(#a,b,e,f) avec e KEY</text:p>
      <text:p text:style-name="Text_20_body">Si <text:span text:style-name="T130">l'héritage</text:span><text:span text:style-name="T131"> </text:span><text:span text:style-name="T132">est</text:span><text:span text:style-name="T133"> </text:span><text:span text:style-name="T134">non</text:span><text:span text:style-name="T135"> </text:span><text:span text:style-name="T136">complet</text:span><text:span text:style-name="T137"> </text:span><text:span text:style-name="T138">et</text:span><text:span text:style-name="T139"> </text:span><text:span text:style-name="T140">que</text:span><text:span text:style-name="T141"> </text:span><text:span text:style-name="T142">la</text:span><text:span text:style-name="T143"> </text:span><text:span text:style-name="T144">classe</text:span><text:span text:style-name="T145"> </text:span><text:span text:style-name="T146">mère</text:span><text:span text:style-name="T147"> </text:span><text:span text:style-name="T148">est</text:span><text:span text:style-name="T149"> </text:span><text:span text:style-name="T150">non</text:span><text:span text:style-name="T151"> </text:span><text:span text:style-name="T152">abstraite</text:span> et sans associations héritage par référence : Classe1(#a,b) Classe2(#a,b,c,d) avec c KEY Classe3(#a,b,e,f,fka=&gt;Classe2) avec e KEY</text:p>
      <text:p text:style-name="Text_20_body">Si <text:span text:style-name="T153">l'héritage</text:span><text:span text:style-name="T154"> </text:span><text:span text:style-name="T155">est</text:span><text:span text:style-name="T156"> </text:span><text:span text:style-name="T157">presque</text:span><text:span text:style-name="T158"> </text:span><text:span text:style-name="T159">complet</text:span> on peut transformer par la classe mère : Classe1(#a,b,c,d,e,f,t:{1,2,3})</text:p>
      <text:p text:style-name="Text_20_body"><text:span text:style-name="T160">Cas</text:span><text:span text:style-name="T161"> </text:span><text:span text:style-name="T162">problématiques</text:span> - association sur la classe mère et héritage par les classes filles : Classe2(#a,b,c,d) avec c KEY Classe3(#a,b,e,f) avec e KEY Classe4(#g,h,fka=&gt;Classe2, fkb=&gt;Classe3) Contrainte : fka OR fkb - héritage non complet par la classe mère (association M:N ou 1:N sur une classe fille) Classe1(#a,b,c,d,e,f,t:{1,2,3}) Classe4(#g,h,fka=&gt;Classe1) Contraintes : Classe4.fka ne référence que des enregistrements tels que Classe1.t=3</text:p>
      <text:list text:style-name="L1">
        <text:list-item>
          <text:p text:style-name="P1">héritage non complet par la classe mère (et association entre les classes filles) Classe1(#a,b,c,d,e,f,fka=&gt;Classe1,t:{1,2,3}) Contraintes : fka ne référence que des enregistrements tels que t=2 ; si fka alors t=3</text:p>
        </text:list-item>
      </text:list>
      <text:p text:style-name="First_20_paragraph">ATTENTION : un héritage non exclusif ne doit jamais être traité par les classes filles.</text:p>
      <text:h text:style-name="Heading_20_2" text:outline-level="2">Implémentation d'une base de donnée dans Postgres</text:h>
      <text:p text:style-name="First_20_paragraph">=&gt; voir fiche papier</text:p>
      <text:h text:style-name="Heading_20_2" text:outline-level="2">Algèbre relationelle</text:h>
      <text:p text:style-name="First_20_paragraph"><text:span text:style-name="T163">Projection</text:span> Affiche seulement les attributs précisés <text:span text:style-name="T164">Restriction</text:span> Selectionne seulement certains objets d'une table en fonction d'une condition <text:span text:style-name="T165">Produit</text:span> : a chaque ligne de table 1, associe chacune des lignes de table2 <text:span text:style-name="T166">Jointure</text:span> : Joindre 2 tables sur une condition</text:p>
      <text:p text:style-name="Text_20_body"><text:span text:style-name="T167">Jointure</text:span><text:span text:style-name="T168"> </text:span><text:span text:style-name="T169">Naturelle</text:span><text:span text:style-name="T170"> </text:span><text:span text:style-name="T171">:</text:span> les attributs de la table 1 et la table 2 ont le meme nom d'attributs donc pas besoin de les spécifier. La codition de jointure est implicite.</text:p>
      <text:p text:style-name="Text_20_body"><text:span text:style-name="T172">Jointure</text:span><text:span text:style-name="T173"> </text:span><text:span text:style-name="T174">Externe</text:span><text:span text:style-name="T175"> </text:span><text:span text:style-name="T176">:</text:span> renvoie les tuples de la jointure 1 et 2 avec les attributs nulls si pas de correspondance - gauche : tuples de la premiere relation et les tuples de la jointure - droite : tuple de la seconde relation et les tuples de la jointure</text:p>
      <text:p text:style-name="Text_20_body">Ces jointures servent à trouver des tuples qui ne sont pas référencés dans une autre table</text:p>
      <text:p text:style-name="Text_20_body"><text:span text:style-name="T177">Union</text:span><text:span text:style-name="T178"> </text:span><text:span text:style-name="T179">Externe</text:span> : permet de faire l'union de 2 relations n'ayant pas le schéma, les attributs non évalués sont mis à NULL</text:p>
      <text:p text:style-name="Text_20_body"><text:span text:style-name="T180">Différence</text:span> : Table1 et Table 2 ont le meme schéma, la différence de Table1, Table2 renvoit les tuples de R1 non présents dans R2.</text:p>
      <text:p text:style-name="Text_20_body"><text:span text:style-name="T181">Intersection</text:span> : renvoit les tuples appartenant à table1 et Table2.</text:p>
      <text:p text:style-name="Text_20_body"><text:span text:style-name="T182">Union</text:span> : renvoit une table composée de tous les tuples de table1 et table2</text:p>
      <text:p text:style-name="Text_20_body"><text:span text:style-name="T183">division</text:span> : Table1 et Table2 ont un attribut en commun, Table1 à un attribut de plus que Table2, Table3 donne les attributs de Table1 n'appartenant pas à Table2. La concaténation de table3 et Table2 donne Table1.</text:p>
      <text:p text:style-name="Text_20_body">Elle permet de répondre à l question : "donnez tous les élèveq qui ont tous les prénoms ..."</text:p>
      <text:p text:style-name="Text_20_body"> Sont retourné les tubles ayant comme attributs toutes les valeurs de table2.</text:p>
      <text:p text:style-name="Text_20_body"><text:span text:style-name="T184">Notation</text:span><text:span text:style-name="T185"> </text:span><text:span text:style-name="T186">:</text:span> R = Union (R1, R2) R = Différence (R1, R2) R = Intersection (R1, R2) R = Projection (R1, A1, A2, ...) R = Restriction (R1, condition) R = Produit (R1, R2) R = Jointure (R1, R2, condition) R = JointureNaturelle (R1, R2) R = JointureExterne (R1, R2, condition) R = JointureGauche (R1, R2, condition) R = JointureDroite (R1, R2, condition) R = Division (R1, R2)</text:p>
      <text:h text:style-name="Heading_20_2" text:outline-level="2">Interrogation base de données</text:h>
      <text:p text:style-name="First_20_paragraph"><text:span text:style-name="T187">SELECT</text:span><text:span text:style-name="T188"> </text:span><text:span text:style-name="T189">(liste</text:span><text:span text:style-name="T190"> </text:span><text:span text:style-name="T191">d'attributs</text:span><text:span text:style-name="T192"> </text:span><text:span text:style-name="T193">(t1.attribut1</text:span><text:span text:style-name="T194"> </text:span><text:span text:style-name="T195">AS</text:span><text:span text:style-name="T196"> </text:span><text:span text:style-name="T197">a1,</text:span><text:span text:style-name="T198"> </text:span><text:span text:style-name="T199">...))</text:span><text:span text:style-name="T200"> </text:span><text:span text:style-name="T201">FROM</text:span><text:span text:style-name="T202"> </text:span><text:span text:style-name="T203">(liste</text:span><text:span text:style-name="T204"> </text:span><text:span text:style-name="T205">de</text:span><text:span text:style-name="T206"> </text:span><text:span text:style-name="T207">table</text:span><text:span text:style-name="T208"> </text:span><text:span text:style-name="T209">(table1</text:span><text:span text:style-name="T210"> </text:span><text:span text:style-name="T211">t1,</text:span><text:span text:style-name="T212"> </text:span><text:span text:style-name="T213">table2</text:span><text:span text:style-name="T214"> </text:span><text:span text:style-name="T215">t2,</text:span><text:span text:style-name="T216"> </text:span><text:span text:style-name="T217">...))</text:span><text:span text:style-name="T218"> </text:span><text:span text:style-name="T219">WHERE</text:span><text:span text:style-name="T220"> </text:span><text:span text:style-name="T221">(condition)</text:span></text:p>
      <text:p text:style-name="Text_20_body"><text:span text:style-name="T222">Expression</text:span><text:span text:style-name="T223"> </text:span><text:span text:style-name="T224">de</text:span><text:span text:style-name="T225"> </text:span><text:span text:style-name="T226">la</text:span><text:span text:style-name="T227"> </text:span><text:span text:style-name="T228">condition</text:span> P=C - P&lt;&gt;C - PC - P&gt;=C - P&lt;=C - P BETWEEN C1 AND C2 - P IN (C1, C2 ...) - P LIKE 'chaîne' ( la chaîne est décrite avec % (0 ou plusieurs caractères quelconques) et _ (1 et 1 seul caractère)) - P IS NULL</text:p>
      <text:p text:style-name="Text_20_body"><text:span text:style-name="T229">SELECT</text:span><text:span text:style-name="T230"> </text:span><text:span text:style-name="T231">DISTINCT</text:span> permet d'éliminer les doublons dans la table renvoyée</text:p>
      <text:p text:style-name="Text_20_body"><text:span text:style-name="T232">ORDER</text:span><text:span text:style-name="T233"> </text:span><text:span text:style-name="T234">BY</text:span><text:span text:style-name="T235"> </text:span><text:span text:style-name="T236">attribut1,</text:span><text:span text:style-name="T237"> </text:span><text:span text:style-name="T238">attribut2</text:span> les tuples sont triées selon le premier attribut puis par le second attribut en cas de doublons. Par défaut les tris sont par ordre croissant si on veut par ordre decroissont on précise DESC à la fin de l'attribut concerné par le trie décroissant.</text:p>
      <text:p text:style-name="Text_20_body"><text:span text:style-name="T239">Projection</text:span><text:span text:style-name="T240"> </text:span><text:span text:style-name="T241">de</text:span><text:span text:style-name="T242"> </text:span><text:span text:style-name="T243">constante</text:span> SELECTE constante ('1') AS nom (num)</text:p>
      <text:p text:style-name="Text_20_body">/* Commentaires */ -- Commentaires</text:p>
      <text:p text:style-name="Text_20_body"><text:span text:style-name="T244">Restriction</text:span> SELECT * FROM R1 WHERE condition</text:p>
      <text:p text:style-name="Text_20_body"><text:span text:style-name="T245">Projection</text:span> SELECT A1, A2 FROM R1</text:p>
      <text:p text:style-name="Text_20_body"><text:span text:style-name="T246">Produit</text:span> SELECT * FROM R1, R2</text:p>
      <text:p text:style-name="Text_20_body"><text:span text:style-name="T247">Jointure</text:span> SELECT * FROM R1 INNER JOIN R2 ON R1.C=R2.X // SELECT * R1, R2, Ri WHERE condition</text:p>
      <text:p text:style-name="Text_20_body"><text:span text:style-name="T248">Autojointure</text:span> SELECT E1.nom FROM employé E1, employé E2 WHERE E1.nom=E2.nom</text:p>
      <text:p text:style-name="Text_20_body"><text:span text:style-name="T249">Jointure</text:span><text:span text:style-name="T250"> </text:span><text:span text:style-name="T251">naturelle</text:span> SELECT * FROM R1, R2 WHERE R2.NUM = R1.NUM</text:p>
      <text:p text:style-name="Text_20_body"><text:span text:style-name="T252">Union</text:span> SELECT * FROM R1 UNION SELECT * FROM R2</text:p>
      <text:p text:style-name="Text_20_body"><text:span text:style-name="T253">Intersection</text:span> SELECT * FROM R1 INTERSECT SELECT * FROM R2</text:p>
      <text:p text:style-name="Text_20_body"><text:span text:style-name="T254">Différence</text:span> SELECT * FROM R1 EXCEPT SELECT * FROM R2</text:p>
      <text:h text:style-name="Heading_20_2" text:outline-level="2">Modélisation avancée des assocaitions en UML relationel</text:h>
      <text:p text:style-name="First_20_paragraph"><text:span text:style-name="T255">Composition</text:span> Le cycle de vie des 2 classes sont liées si la classe composite disparait la classe partie disaprait aussi. Du coté de la classe partie la cardinalité peut être 0..1, 1, * ou 1...* Est composé de clé(s) locale(s) En modèle logique elle se traduit comme une association 1 : N</text:p>
      <text:p text:style-name="Text_20_body"><text:span text:style-name="T256">Agréagation</text:span> Peut aussi être notée par une association n:n</text:p>
      <text:p text:style-name="Text_20_body"><text:span text:style-name="T257">Associaiton</text:span><text:span text:style-name="T258"> </text:span><text:span text:style-name="T259">reflexive</text:span> Une classe qui s'associé à elle même, si une instance ne peut pas s'associer à elle même ajouter pk &lt;&gt; fk et en SQL on traduira par CHECK pk != fk</text:p>
      <text:p text:style-name="Text_20_body"><text:span text:style-name="T260">Passage</text:span><text:span text:style-name="T261"> </text:span><text:span text:style-name="T262">des</text:span><text:span text:style-name="T263"> </text:span><text:span text:style-name="T264">association</text:span><text:span text:style-name="T265"> </text:span><text:span text:style-name="T266">en</text:span><text:span text:style-name="T267"> </text:span><text:span text:style-name="T268">modèle</text:span><text:span text:style-name="T269"> </text:span><text:span text:style-name="T270">logique</text:span> <text:span text:style-name="T271">association</text:span><text:span text:style-name="T272"> </text:span><text:span text:style-name="T273">1:1</text:span> - on la traite comme une association 1:N et on ajoute la contrainte UNIQUE sur la clé étrangère (associaiton 0..1 : 1..1, associaiton 0..1 : 0...1) - on les fusionne en une seule classe avec la clé de l'association 2 en tant que UNIQUE ou KEY (association 1..1 : 1...1)</text:p>
      <text:p text:style-name="Text_20_body">ATTENTION : cela doit avoir du sens selon le contexte !</text:p>
      <text:h text:style-name="Heading_20_2" text:outline-level="2">Modélisation conceptuelle de données avancées avec diagramme de classe UML</text:h>
      <text:p text:style-name="First_20_paragraph"><text:span text:style-name="T274">Contraintes</text:span><text:span text:style-name="T275"> </text:span><text:span text:style-name="T276">sur</text:span><text:span text:style-name="T277"> </text:span><text:span text:style-name="T278">les</text:span><text:span text:style-name="T279"> </text:span><text:span text:style-name="T280">associations</text:span> : - inclusion {IN} ou {SUBSET} - simultanéité {=} - exclusion {X} - totalité {T} ou{OR} - partition {XT} ou {+} ou {XOR} ou {P}</text:p>
      <text:p text:style-name="Text_20_body"><text:span text:style-name="T281">Contrainte</text:span><text:span text:style-name="T282"> </text:span><text:span text:style-name="T283">sur</text:span><text:span text:style-name="T284"> </text:span><text:span text:style-name="T285">les</text:span><text:span text:style-name="T286"> </text:span><text:span text:style-name="T287">attributs</text:span> - {UNIQUE} - {FROZEN} = la valeur ne peut pas changer - {KEY} - {NOT NULL}</text:p>
      <text:p text:style-name="Text_20_body"><text:span text:style-name="T288">Package</text:span> : permet de regrouper les classes par "thème" et de faire différentes représentation - représentation globale avec tous les package - représentation partielle (1 package et les classes qui sont liées aux classes du package) - centré sur une package</text:p>
      <text:p text:style-name="Text_20_body"><text:span text:style-name="T289">Stéréotype</text:span> - type &lt;&gt; : valeurs que peut prendre l'énumération - type &lt;&lt; DataType &gt;&gt; : attributs et types des attributs du nouveau type</text:p>
      <text:p text:style-name="Text_20_body"><text:span text:style-name="T290">Contraintes</text:span><text:span text:style-name="T291"> </text:span><text:span text:style-name="T292">sur</text:span><text:span text:style-name="T293"> </text:span><text:span text:style-name="T294">les</text:span><text:span text:style-name="T295"> </text:span><text:span text:style-name="T296">cardinalités</text:span> - Sur les cardinalités 1:N : - Classe1(#a, b) - Classe2(#c, d, a=&gt; Classe1) - avec a NOT NULL et Projection(Classe1,a) inclus ou égale à Projection(Classe2, a) si cardinalité 0,1 du coté 1, sinon les projections sont égales</text:p>
      <text:list text:style-name="L2">
        <text:list-item>
          <text:p text:style-name="P2">Sur les cardinalités avec des classes associations et cardinalité 1..N:</text:p>
          <text:list text:style-name="L3">
            <text:list-item>
              <text:p text:style-name="P3">Classe1(#a, b)</text:p>
            </text:list-item>
            <text:list-item>
              <text:p text:style-name="P3">Classe2 (#c, d, a=&gt;Classe1, e, f) -avec a NOT NULL et Projection (Classe1, a) égale à Projection(Classe2,a)</text:p>
            </text:list-item>
          </text:list>
        </text:list-item>
        <text:list-item>
          <text:p text:style-name="P2">Sur les cardinalités avec des classes associations et cardinalité 1..N : 1..N:</text:p>
          <text:list text:style-name="L4">
            <text:list-item>
              <text:p text:style-name="P4">Classe1(#a, b)</text:p>
            </text:list-item>
            <text:list-item>
              <text:p text:style-name="P4">Classe2(#c, d)</text:p>
            </text:list-item>
            <text:list-item>
              <text:p text:style-name="P4">Classe-Assoc (#a=&gt;Classe1, #c=&gt;Classe2)</text:p>
              <text:list text:style-name="L5">
                <text:list-item>
                  <text:p text:style-name="P5">PROJECTION(Classe1,a) = PROJECTION(Classe-Assoc,a) AND PROJECTION(Classe2, c) = PROJECTION(Classe-Assoc,c), Si relation 0..N : 1..N seule une des 2 contraintes est exprimée</text:p>
                </text:list-item>
              </text:list>
            </text:list-item>
          </text:list>
        </text:list-item>
        <text:list-item>
          <text:p text:style-name="P2">Dans un héritage par référence et classe mère abstraite</text:p>
          <text:list text:style-name="L6">
            <text:list-item>
              <text:p text:style-name="P6">Classe1(#a,b)</text:p>
            </text:list-item>
            <text:list-item>
              <text:p text:style-name="P6">Classe2 (#a, b, c, d) avec c KEY</text:p>
            </text:list-item>
            <text:list-item>
              <text:p text:style-name="P6">Classe3 (#a, b, e, f) avec e KEY</text:p>
              <text:list text:style-name="L7">
                <text:list-item>
                  <text:p text:style-name="P7">avec Projection(Classe1, a) = Projection(Classe2, a) UNION Projection(Class3, a)</text:p>
                </text:list-item>
              </text:list>
            </text:list-item>
          </text:list>
        </text:list-item>
        <text:list-item>
          <text:p text:style-name="P2">Dans le cas d'un héritage par les classes filles et classe mère non abstraite</text:p>
          <text:list text:style-name="L8">
            <text:list-item>
              <text:p text:style-name="P8">R1(#a,b)</text:p>
            </text:list-item>
            <text:list-item>
              <text:p text:style-name="P8">R2(#a,b,c,d) avec c KEY</text:p>
            </text:list-item>
            <text:list-item>
              <text:p text:style-name="P8">R3(#a,b,e,f) avec e KEY</text:p>
              <text:list text:style-name="L9">
                <text:list-item>
                  <text:p text:style-name="P9">PROJECTION(R1,a) INTERSECTION (PROJECTION(R2,a) UNION PROJECTION(R3,a)) = {}</text:p>
                </text:list-item>
              </text:list>
            </text:list-item>
          </text:list>
        </text:list-item>
        <text:list-item>
          <text:p text:style-name="P2">Heritage par les classes mère et classe mère abstraite</text:p>
          <text:list text:style-name="L10">
            <text:list-item>
              <text:p text:style-name="P10">R1(#a,b,c,d,e,f,t:{2,3})</text:p>
              <text:list text:style-name="L11">
                <text:list-item>
                  <text:p text:style-name="P11">c UNIQUE et e UNIQUE AND (c NOT NULL OR e NOT NULL) AND t NOT NULL</text:p>
                </text:list-item>
                <text:list-item>
                  <text:p text:style-name="P11">de plus si l'héritage est exclusif : (T=2 AND c), (T=3 AND e), NOT (c AND e), NOT (c AND f)</text:p>
                </text:list-item>
              </text:list>
            </text:list-item>
          </text:list>
        </text:list-item>
      </text:list>
      <text:h text:style-name="Heading_20_1" text:outline-level="1">Analyse de bases de données SQL avec les agrégats</text:h>
      <text:p text:style-name="First_20_paragraph"><text:span text:style-name="T297">Agrégat</text:span> Fonction qui permet de regrouper les enregistrements d'une relation ayant les mêmes valeurs pour un attribut <text:span text:style-name="T298">SELECT</text:span><text:span text:style-name="T299"> </text:span><text:span text:style-name="T300">Societe.Nom,</text:span><text:span text:style-name="T301"> </text:span><text:span text:style-name="T302">AVG(Personne.Age)</text:span><text:span text:style-name="T303"> </text:span><text:span text:style-name="T304">FROM</text:span><text:span text:style-name="T305"> </text:span><text:span text:style-name="T306">Personne,</text:span><text:span text:style-name="T307"> </text:span><text:span text:style-name="T308">Societe</text:span><text:span text:style-name="T309"> </text:span><text:span text:style-name="T310">WHERE</text:span><text:span text:style-name="T311"> </text:span><text:span text:style-name="T312">Personne.NomSoc</text:span><text:span text:style-name="T313"> </text:span><text:span text:style-name="T314">=</text:span><text:span text:style-name="T315"> </text:span><text:span text:style-name="T316">Societe.Nom</text:span><text:span text:style-name="T317"> </text:span><text:span text:style-name="T318">GROUP</text:span><text:span text:style-name="T319"> </text:span><text:span text:style-name="T320">BY</text:span><text:span text:style-name="T321"> </text:span><text:span text:style-name="T322">Societe.Nom</text:span> On peut mettre plusieurs attributs derrière la clause Group pour trier selon les valeurs des 2 attributs</text:p>
      <text:p text:style-name="Text_20_body"><text:span text:style-name="T323">Fonctions</text:span><text:span text:style-name="T324"> </text:span><text:span text:style-name="T325">d'agrégation</text:span> - Count(Relation.propriété) = nombre de valeurs non nulles d'une propriété pour tous les tuples de la relation - Sum(Relation.propriété) = Les sommes des valeurs d'une proprété des tuples d'une relation - Avg(Relation.propriété) = la moyenne des valeurs d'une proprété des tuples - Min(Relation.propriété) = la plus petite valeurs d'une propriété de la relation - Max(Relation.propriété) = la plus grande valeur d'une propriété de la relation.</text:p>
      <text:p text:style-name="Text_20_body">On peut appliquer plusieurs fonction dans une seule requête SQL, si on applique des des fonction, on retourne un tuple unique</text:p>
      <text:p text:style-name="Text_20_body"><text:span text:style-name="T326">Restriction</text:span> Après le GROUP BY on peut rajouter une clause HAVING qui défini une condition sur les tuples à prendre en compte.</text:p>
      <text:p text:style-name="Text_20_body"><text:span text:style-name="T327">Ordre</text:span><text:span text:style-name="T328"> </text:span><text:span text:style-name="T329">de</text:span><text:span text:style-name="T330"> </text:span><text:span text:style-name="T331">résolution</text:span><text:span text:style-name="T332"> </text:span><text:span text:style-name="T333">d'un</text:span><text:span text:style-name="T334"> </text:span><text:span text:style-name="T335">requête</text:span><text:span text:style-name="T336"> </text:span><text:span text:style-name="T337">SQL</text:span> - FROM - WHERE - GROUP BY - HAVING - SELECT - ORDER BY</text:p>
      <text:h text:style-name="Heading_20_1" text:outline-level="1">Vues et gestion des droits</text:h>
      <text:p text:style-name="First_20_paragraph"><text:span text:style-name="T338">Vues</text:span>: chaque application ne voit que les parties qui la concerne (+ simple et + sécurisé)</text:p>
      <text:p text:style-name="Text_20_body"><text:span text:style-name="T339">CREATE</text:span><text:span text:style-name="T340"> </text:span><text:span text:style-name="T341">VIEW</text:span> nom_de_vue nom_des_colones AS requête_SQL Une vue peut avoir comme source une autre vue. Une vue permet de restituer un héritage</text:p>
      <text:p text:style-name="Text_20_body"><text:span text:style-name="T342">Héritage</text:span> - héritage par référence : - Classe1(#a,b) - Classe2(#a=&gt;Classe1,c,d) avec c KEY - Classe3(#a=&gt;Classe1,e,f) avec e KEY - vClasse2=jointure(Classe1,Classe2,a=a) - vClasse3=jointure(Classe1,Classe3,a=a)</text:p>
      <text:list text:style-name="L12">
        <text:list-item>
          <text:p text:style-name="P12">héritage par les classes filles et classe mère abstraite</text:p>
          <text:list text:style-name="L13">
            <text:list-item>
              <text:p text:style-name="P13">Classe2(#a,b,c,d) avec c KEY</text:p>
            </text:list-item>
            <text:list-item>
              <text:p text:style-name="P13">Classe3(#a,b,e,f) avec e KEY</text:p>
            </text:list-item>
            <text:list-item>
              <text:p text:style-name="P13">vClasse1=Union(Projection(Classe2,a,b),Projection(Classe3,a,b))</text:p>
            </text:list-item>
          </text:list>
        </text:list-item>
        <text:list-item>
          <text:p text:style-name="P12">héritage par les classes filles, classe mère non abstraite -Classe1(#a,b)</text:p>
          <text:list text:style-name="L14">
            <text:list-item>
              <text:p text:style-name="P14">Classe2(#a,b,c,d) avec c KEY</text:p>
            </text:list-item>
            <text:list-item>
              <text:p text:style-name="P14">Classe3(#a,b,e,f) avec e KEY</text:p>
            </text:list-item>
            <text:list-item>
              <text:p text:style-name="P14">vClasse1=Union(Union(Classe1,Projection(Classe2,a,b)),Projection(Classe3,a,b))</text:p>
            </text:list-item>
          </text:list>
        </text:list-item>
        <text:list-item>
          <text:p text:style-name="P12">héritage par la classe mère</text:p>
          <text:list text:style-name="L15">
            <text:list-item>
              <text:p text:style-name="P15">Classe1(#a,b,c,d,e,f,t:{1,2,3}) avec c UNIQUE et e UNIQUE</text:p>
            </text:list-item>
            <text:list-item>
              <text:p text:style-name="P15">vClasse1=projection(restriction(Classe1,t=1),a,b)</text:p>
            </text:list-item>
            <text:list-item>
              <text:p text:style-name="P15">vClasse2=projection(restriction(Classe1,t=2),a,b,c,d)</text:p>
            </text:list-item>
            <text:list-item>
              <text:p text:style-name="P15">vClasse3=projection(restriction(Classe1,t=3),a,b,e,f)</text:p>
            </text:list-item>
          </text:list>
        </text:list-item>
      </text:list>
      <text:p text:style-name="First_20_paragraph">Si on peut mettre en place une méthode par une requête SQL, on la met en place à travers une vue.</text:p>
      <text:p text:style-name="Text_20_body"><text:span text:style-name="T343">Les</text:span><text:span text:style-name="T344"> </text:span><text:span text:style-name="T345">droits</text:span> - GRANT liste_de_droits ON table TO utilisateur [WITH GRANT OPTION] Les droits sont SELECT, INSERT, DELETE, UPDATE, ALTER (le tout = ALL PRIVILEGES) - REVOKE liste_de_droits ON table FROM utilisateur - CREATE USER nom</text:p>
      <text:h text:style-name="Heading_20_1" text:outline-level="1">Théorie de la normalisation relationelle</text:h>
      <text:p text:style-name="First_20_paragraph"><text:span text:style-name="T346">dépendance</text:span><text:span text:style-name="T347"> </text:span><text:span text:style-name="T348">fonctionelle</text:span> x-&gt;y définit que pour une valeur de x on aura toujours la même valeur de y.</text:p>
      <text:p text:style-name="Text_20_body"><text:span text:style-name="T349">axiomes</text:span><text:span text:style-name="T350"> </text:span><text:span text:style-name="T351">d'Armstrong</text:span> - réflexivité : XY-&gt;XY et XY-&gt;X et XY-&gt;Y - augmentation : X-&gt;Y =&gt; XZ-&gt;YZ - transitivité : X-&gt;Y et Y-&gt;Z =&gt; X-&gt;Z - pseudo-transitivité : x-&gt;Y et WY-&gt;Z =&gt; WX-&gt;Z - union : X-&gt;Y et X-&gt;Z =&gt; X-&gt;YZ - décomposition : X-&gt;YZ =&gt; X-&gt;Z et X-&gt;Y</text:p>
      <text:p text:style-name="Text_20_body"><text:span text:style-name="T352">DF</text:span><text:span text:style-name="T353"> </text:span><text:span text:style-name="T354">élémentaire</text:span> AB-&gt;C est élementaire si ni A ni B pris individuellement ne peuvent déterminer C et C doit être atomique Pour rendre une DF élementaire, on supprimer celles triviales (AB-&gt;A) on décompose les DF non élémentaire (AB-&gt;CD =&gt; AB-&gt;C, AB-&gt;D)</text:p>
      <text:p text:style-name="Text_20_body"><text:span text:style-name="T355">Fermeture</text:span><text:span text:style-name="T356"> </text:span><text:span text:style-name="T357">transitive</text:span> notée F+ : toutes les DFE qu'on peut trouver par transitivité</text:p>
      <text:p text:style-name="Text_20_body"><text:span text:style-name="T358">Couverture</text:span><text:span text:style-name="T359"> </text:span><text:span text:style-name="T360">minimale</text:span> ensemble minimale des DFE qui permet de générer toutes les DFE On peut construire un graph des DFE</text:p>
      <text:p text:style-name="Text_20_body"><text:span text:style-name="T361">clé</text:span> une clé permet de déterminer tous les attrbuts d'une relation et il n'y a pas de partie de la clé qui permet de déterminer tous les attributs de la table. Relation toute clé = l'ensemble des attributs de la table est la clé</text:p>
      <text:p text:style-name="Text_20_body"><text:span text:style-name="T362">Forme</text:span><text:span text:style-name="T363"> </text:span><text:span text:style-name="T364">normale</text:span> - première forme normale : possède une clé et tous ses attribut sont atomiques (une seule valeur dans chaque case) - deuxième forme normale : est en 1NF et une partie de la clé ne détermine pas un attribut non clé. - troisième forme normale : est en 2NF et tous les attributs non clé dépendent des attributs clé. (Pas d'attributs non clé qui déterminent un attribut non clé) - Boyce-Codd : est en 3NF et tous les attributs sont de la forme clé-&gt;attribut non clé</text:p>
      <text:h text:style-name="Heading_20_1" text:outline-level="1">Conception de bases de données normalisées</text:h>
      <text:p text:style-name="First_20_paragraph"><text:span text:style-name="T365">Décomposition</text:span><text:span text:style-name="T366"> </text:span><text:span text:style-name="T367">0NF</text:span><text:span text:style-name="T368"> </text:span><text:span text:style-name="T369">-&gt;</text:span><text:span text:style-name="T370"> </text:span><text:span text:style-name="T371">1NF</text:span> Décomposer en plusieurs attribut l'attribut non atomique pour les attributs composés ou en 2 relations pour les attributs multiévalués.</text:p>
      <text:p text:style-name="Text_20_body"><text:span text:style-name="T372">Décomposition</text:span><text:span text:style-name="T373"> </text:span><text:span text:style-name="T374">1NF</text:span><text:span text:style-name="T375"> </text:span><text:span text:style-name="T376">-&gt;</text:span><text:span text:style-name="T377"> </text:span><text:span text:style-name="T378">3NF</text:span> pour chaque DFE qui ne sont pas normalisées : - la partie de gauche devient une clé primaire de R2 et une clé étrangère de R1 dans R2 - la partie de droite est enlevée de R1 et ajoutée comme attribut simple dans R2</text:p>
      <text:p text:style-name="Text_20_body">Si on peut remplacer un attribut par une méthode sans perdre d'informations, le faire.</text:p>
      <text:p text:style-name="Text_20_body">Dans la conception de bases de données, rétro-concevoir l'UML après avoir déterminé la 3eme forme normale du problè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